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15d4" officeooo:paragraph-rsid="000115d4"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63616520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0-12-14T14:08:57.428000000</dc:date>
    <meta:editing-duration>PT6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</office:meta>
</office:document-meta>
</file>